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officeooo:rsid="00060f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-<text:span text:style-name="T1">Zähler für angenommene T.M Pass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Ubuntu" fo:font-family="Ubuntu" style:font-style-name="Bold" style:font-pitch="variable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7T20:22:30.883467226</dc:date>
    <meta:editing-duration>PT1M43S</meta:editing-duration>
    <meta:editing-cycles>1</meta:editing-cycles>
    <meta:document-statistic meta:table-count="0" meta:image-count="0" meta:object-count="0" meta:page-count="1" meta:paragraph-count="1" meta:word-count="5" meta:character-count="34" meta:non-whitespace-character-count="30"/>
    <meta:generator>LibreOffice/5.1.6.2$Linux_X86_64 LibreOffice_project/10m0$Build-2</meta:generator>
  </office:meta>
</office:document-meta>
</file>